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ServletContextListener.contextInitialized( ServletContext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obagoServletContextListener.contextDestroyed( ServletContex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